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</style:style>
    <style:style style:name="T31" style:parent-style-name="Fuentedepárrafopredeter." style:family="text">
      <style:text-properties fo:font-weight="bold" style:font-weight-asian="bold" style:font-weight-complex="bold" fo:language="ca" fo:country="ES"/>
    </style:style>
    <style:style style:name="T32" style:parent-style-name="Fuentedepárrafopredeter." style:family="text">
      <style:text-properties fo:language="ca" fo:country="ES"/>
    </style:style>
    <style:style style:name="P33" style:parent-style-name="Standard" style:family="paragraph">
      <style:paragraph-properties fo:margin-top="0in" fo:margin-bottom="0in"/>
    </style:style>
    <style:style style:name="T34" style:parent-style-name="Hipervínculo" style:family="text">
      <style:text-properties fo:language="ca" fo:country="ES"/>
    </style:style>
    <style:style style:name="T35" style:parent-style-name="Hipervínculo" style:family="text">
      <style:text-properties fo:language="ca" fo:country="ES"/>
    </style:style>
    <style:style style:name="T36" style:parent-style-name="Hipervínculo" style:family="text">
      <style:text-properties fo:language="ca" fo:country="ES"/>
    </style:style>
    <style:style style:name="T37" style:parent-style-name="Fuentedepárrafopredeter." style:family="text">
      <style:text-properties fo:language="ca" fo:country="ES"/>
    </style:style>
    <style:style style:name="P38" style:parent-style-name="Standard" style:family="paragraph">
      <style:paragraph-properties fo:margin-top="0in" fo:margin-bottom="0in"/>
    </style:style>
    <style:style style:name="T39" style:parent-style-name="Hipervínculo" style:family="text">
      <style:text-properties fo:language="ca" fo:country="ES"/>
    </style:style>
    <style:style style:name="P40" style:parent-style-name="Standard" style:family="paragraph">
      <style:paragraph-properties fo:margin-top="0in" fo:margin-bottom="0in"/>
    </style:style>
    <style:style style:name="T41" style:parent-style-name="Hipervínculo" style:family="text">
      <style:text-properties fo:language="ca" fo:country="ES"/>
    </style:style>
    <style:style style:name="P42" style:parent-style-name="Standard" style:family="paragraph">
      <style:paragraph-properties fo:margin-top="0in" fo:margin-bottom="0in"/>
    </style:style>
    <style:style style:name="T43" style:parent-style-name="Hipervínculo" style:family="text">
      <style:text-properties fo:language="ca" fo:country="ES"/>
    </style:style>
    <style:style style:name="P44" style:parent-style-name="Standard" style:family="paragraph">
      <style:paragraph-properties fo:margin-top="0in" fo:margin-bottom="0in"/>
    </style:style>
    <style:style style:name="T45" style:parent-style-name="Hipervínculo" style:family="text">
      <style:text-properties fo:language="ca" fo:country="ES"/>
    </style:style>
    <style:style style:name="P46" style:parent-style-name="Standard" style:family="paragraph">
      <style:paragraph-properties fo:margin-top="0in" fo:margin-bottom="0in"/>
    </style:style>
    <style:style style:name="T47" style:parent-style-name="Hipervínculo" style:family="text">
      <style:text-properties fo:language="ca" fo:country="ES"/>
    </style:style>
    <style:style style:name="T48" style:parent-style-name="Fuentedepárrafopredeter." style:family="text">
      <style:text-properties fo:language="ca" fo:country="ES"/>
    </style:style>
    <style:style style:name="P49" style:parent-style-name="Standard" style:family="paragraph">
      <style:paragraph-properties fo:margin-top="0in" fo:margin-bottom="0in"/>
    </style:style>
    <style:style style:name="T50" style:parent-style-name="Hipervínculo" style:family="text">
      <style:text-properties fo:language="ca" fo:country="ES"/>
    </style:style>
    <style:style style:name="T51" style:parent-style-name="Fuentedepárrafopredeter." style:family="text">
      <style:text-properties fo:language="ca" fo:country="ES"/>
    </style:style>
    <style:style style:name="T52" style:parent-style-name="Fuentedepárrafopredeter." style:family="text">
      <style:text-properties fo:language="ca" fo:country="ES"/>
    </style:style>
    <style:style style:name="P53" style:parent-style-name="Standard" style:family="paragraph">
      <style:paragraph-properties fo:margin-top="0in" fo:margin-bottom="0in"/>
      <style:text-properties fo:font-style="italic" style:font-style-asian="italic" style:font-style-complex="italic" fo:language="ca" fo:country="ES"/>
    </style:style>
    <style:style style:name="P54" style:parent-style-name="Standard" style:family="paragraph">
      <style:paragraph-properties fo:margin-top="0in" fo:margin-bottom="0in"/>
    </style:style>
    <style:style style:name="T55" style:parent-style-name="Hipervínculo" style:family="text">
      <style:text-properties fo:language="ca" fo:country="ES"/>
    </style:style>
    <style:style style:name="T56" style:parent-style-name="Hipervínculo" style:family="text">
      <style:text-properties fo:language="ca" fo:country="ES"/>
    </style:style>
    <style:style style:name="T57" style:parent-style-name="Hipervínculo" style:family="text">
      <style:text-properties fo:language="ca" fo:country="ES"/>
    </style:style>
    <style:style style:name="P58" style:parent-style-name="Standard" style:family="paragraph">
      <style:paragraph-properties fo:margin-top="0in" fo:margin-bottom="0in"/>
    </style:style>
    <style:style style:name="T59" style:parent-style-name="Hipervínculo" style:family="text">
      <style:text-properties fo:language="ca" fo:country="ES"/>
    </style:style>
    <style:style style:name="P60" style:parent-style-name="Standard" style:family="paragraph">
      <style:paragraph-properties fo:margin-top="0in" fo:margin-bottom="0in"/>
    </style:style>
    <style:style style:name="T61" style:parent-style-name="Hipervínculo" style:family="text">
      <style:text-properties fo:language="ca" fo:country="ES"/>
    </style:style>
    <style:style style:name="T62" style:parent-style-name="Hipervínculo" style:family="text">
      <style:text-properties fo:language="ca" fo:country="ES"/>
    </style:style>
    <style:style style:name="T63" style:parent-style-name="Hipervínculo" style:family="text">
      <style:text-properties fo:language="ca" fo:country="ES"/>
    </style:style>
    <style:style style:name="P64" style:parent-style-name="Standard" style:family="paragraph">
      <style:paragraph-properties fo:margin-top="0in" fo:margin-bottom="0in"/>
    </style:style>
    <style:style style:name="T65" style:parent-style-name="Hipervínculo" style:family="text">
      <style:text-properties fo:language="ca" fo:country="ES"/>
    </style:style>
    <style:style style:name="P66" style:parent-style-name="Standard" style:family="paragraph">
      <style:paragraph-properties fo:margin-top="0in" fo:margin-bottom="0in"/>
    </style:style>
    <style:style style:name="T67" style:parent-style-name="Hipervínculo" style:family="text">
      <style:text-properties fo:language="ca" fo:country="ES"/>
    </style:style>
    <style:style style:name="P68" style:parent-style-name="Standard" style:family="paragraph">
      <style:paragraph-properties fo:margin-top="0in" fo:margin-bottom="0in"/>
    </style:style>
    <style:style style:name="T69" style:parent-style-name="Hipervínculo" style:family="text">
      <style:text-properties fo:language="ca" fo:country="ES"/>
    </style:style>
    <style:style style:name="P70" style:parent-style-name="Standard" style:family="paragraph">
      <style:paragraph-properties fo:margin-top="0in" fo:margin-bottom="0in"/>
    </style:style>
    <style:style style:name="T71" style:parent-style-name="Hipervínculo" style:family="text">
      <style:text-properties fo:language="ca" fo:country="ES"/>
    </style:style>
    <style:style style:name="P72" style:parent-style-name="Standard" style:family="paragraph">
      <style:paragraph-properties fo:margin-top="0in" fo:margin-bottom="0in"/>
      <style:text-properties fo:font-weight="bold" style:font-weight-asian="bold" style:font-weight-complex="bold" fo:language="ca" fo:country="ES"/>
    </style:style>
    <style:style style:name="P73" style:parent-style-name="Párrafodelista" style:family="paragraph"/>
    <style:style style:name="T74" style:parent-style-name="Hipervínculo" style:family="text">
      <style:text-properties style:font-name-complex="Calibri" style:font-size-complex="12pt" fo:language="ca" fo:country="ES"/>
    </style:style>
    <style:style style:name="T75" style:parent-style-name="Hipervínculo" style:family="text">
      <style:text-properties style:font-name-complex="Calibri" style:font-size-complex="12pt" fo:language="ca" fo:country="ES"/>
    </style:style>
    <style:style style:name="T76" style:parent-style-name="Hipervínculo" style:family="text">
      <style:text-properties style:font-name-complex="Calibri" style:font-size-complex="12pt" fo:language="ca" fo:country="ES"/>
    </style:style>
    <style:style style:name="P77" style:parent-style-name="Párrafodelista" style:family="paragraph"/>
    <style:style style:name="T78" style:parent-style-name="Hipervínculo" style:family="text">
      <style:text-properties style:font-name-complex="Calibri" style:font-size-complex="12pt" fo:language="ca" fo:country="ES"/>
    </style:style>
    <style:style style:name="T79" style:parent-style-name="Hipervínculo" style:family="text">
      <style:text-properties style:font-name-complex="Calibri" style:font-size-complex="12pt" fo:language="ca" fo:country="ES"/>
    </style:style>
    <style:style style:name="T80" style:parent-style-name="Hipervínculo" style:family="text">
      <style:text-properties style:font-name-complex="Calibri" style:font-size-complex="12pt" fo:language="ca" fo:country="ES"/>
    </style:style>
    <style:style style:name="P81" style:parent-style-name="Standard" style:family="paragraph">
      <style:paragraph-properties fo:margin-top="0in" fo:margin-bottom="0in"/>
      <style:text-properties fo:font-weight="bold" style:font-weight-asian="bold" style:font-weight-complex="bold" fo:language="ca" fo:country="ES"/>
    </style:style>
    <style:style style:name="P82" style:parent-style-name="Standard" style:family="paragraph">
      <style:paragraph-properties fo:margin-top="0in" fo:margin-bottom="0in"/>
    </style:style>
    <style:style style:name="T83" style:parent-style-name="Hipervínculo" style:family="text">
      <style:text-properties fo:language="ca" fo:country="ES"/>
    </style:style>
    <style:style style:name="P84" style:parent-style-name="Párrafodelista" style:family="paragraph"/>
    <style:style style:name="T85" style:parent-style-name="Hipervínculo" style:family="text">
      <style:text-properties style:font-name-complex="Calibri" style:font-size-complex="12pt" fo:language="ca" fo:country="ES"/>
    </style:style>
    <style:style style:name="P86" style:parent-style-name="Standard" style:family="paragraph">
      <style:paragraph-properties fo:margin-top="0in" fo:margin-bottom="0in"/>
    </style:style>
    <style:style style:name="T87" style:parent-style-name="Hipervínculo" style:family="text">
      <style:text-properties fo:language="ca" fo:country="ES"/>
    </style:style>
    <style:style style:name="P88" style:parent-style-name="Párrafodelista" style:family="paragraph"/>
    <style:style style:name="T89" style:parent-style-name="Hipervínculo" style:family="text">
      <style:text-properties fo:language="ca" fo:country="ES"/>
    </style:style>
    <style:style style:name="T90" style:parent-style-name="Hipervínculo" style:family="text">
      <style:text-properties fo:language="ca" fo:country="ES"/>
    </style:style>
    <style:style style:name="P91" style:parent-style-name="Standard" style:family="paragraph">
      <style:paragraph-properties fo:margin-top="0in" fo:margin-bottom="0in"/>
    </style:style>
    <style:style style:name="T92" style:parent-style-name="Hipervínculo" style:family="text">
      <style:text-properties fo:language="ca" fo:country="ES"/>
    </style:style>
    <style:style style:name="P93" style:parent-style-name="Standard" style:family="paragraph">
      <style:paragraph-properties fo:margin-top="0in" fo:margin-bottom="0in"/>
    </style:style>
    <style:style style:name="T94" style:parent-style-name="Hipervínculo" style:family="text">
      <style:text-properties fo:language="ca" fo:country="ES"/>
    </style:style>
    <style:style style:name="P95" style:parent-style-name="Standard" style:family="paragraph">
      <style:paragraph-properties fo:margin-top="0in" fo:margin-bottom="0in"/>
      <style:text-properties fo:language="ca" fo:country="ES"/>
    </style:style>
    <style:style style:name="TableRow96" style:family="table-row">
      <style:table-row-properties style:min-row-height="0.6979in" style:use-optimal-row-height="false"/>
    </style:style>
    <style:style style:name="P97" style:parent-style-name="Normal" style:family="paragraph">
      <style:paragraph-properties fo:widows="0" fo:orphans="0" fo:text-align="start"/>
      <style:text-properties fo:language="ca" fo:country="ES"/>
    </style:style>
    <style:style style:name="TableRow98" style:family="table-row">
      <style:table-row-properties style:min-row-height="0.4166in" style:use-optimal-row-height="false"/>
    </style:style>
    <style:style style:name="P99" style:parent-style-name="Normal" style:family="paragraph">
      <style:paragraph-properties fo:widows="0" fo:orphans="0" fo:text-align="start"/>
      <style:text-properties fo:language="ca" fo:country="ES"/>
    </style:style>
    <style:style style:name="TableRow100" style:family="table-row">
      <style:table-row-properties style:min-row-height="0.4166in" style:use-optimal-row-height="false"/>
    </style:style>
    <style:style style:name="P101" style:parent-style-name="Normal" style:family="paragraph">
      <style:paragraph-properties fo:widows="0" fo:orphans="0" fo:text-align="start"/>
      <style:text-properties fo:language="ca" fo:country="ES"/>
    </style:style>
    <style:style style:name="TableRow102" style:family="table-row">
      <style:table-row-properties style:min-row-height="0.4166in" style:use-optimal-row-height="false"/>
    </style:style>
    <style:style style:name="P103" style:parent-style-name="Normal" style:family="paragraph">
      <style:paragraph-properties fo:widows="0" fo:orphans="0" fo:text-align="start"/>
      <style:text-properties fo:language="ca" fo:country="ES"/>
    </style:style>
    <style:style style:name="P104" style:parent-style-name="Standard" style:family="paragraph">
      <style:text-properties fo:language="ca" fo:country="ES"/>
    </style:style>
    <style:style style:name="P105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Obtenir i organitzar informació</text:span><text:span text:style-name="T9"><text:line-break/></text:span><text:span text:style-name="T10">Los Satanases del Infierno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Base de dades de coneixement</text:span></text:p>
          </table:table-cell>
        </table:table-row>
        <table:table-row table:style-name="TableRow28">
          <table:table-cell table:style-name="TableCell29" table:number-rows-spanned="5">
            <text:list text:style-name="WWNum1" text:continue-numbering="true">
              <text:list-item>
                <text:p text:style-name="P30"><text:span text:style-name="T31">Odoo</text:span><text:span text:style-name="T32">:</text:span></text:p>
                <text:list text:continue-numbering="true">
                  <text:list-item>
                    <text:p text:style-name="P33"><text:a xlink:href="https://youtube.com/playlist?list=PL1-aSABtP6AB1zZrjGs_evFIM51W_S-Jz" office:target-frame-name="_top" xlink:show="replace"><text:span text:style-name="T34">Llista de tutorials oficials d’</text:span><text:bookmark-start text:name="_Hlt85728775"/><text:bookmark-start text:name="_Hlt85728776"/><text:bookmark-end text:name="_Hlt85728775"/><text:bookmark-end text:name="_Hlt85728776"/><text:span text:style-name="T35">Odo</text:span><text:bookmark-start text:name="_Hlt85728784"/><text:bookmark-start text:name="_Hlt85728785"/><text:span text:style-name="T36">o</text:span><text:bookmark-end text:name="_Hlt85728784"/><text:bookmark-end text:name="_Hlt85728785"/></text:a><text:span text:style-name="T37"><text:s/>(159 vídeos)</text:span></text:p>
                  </text:list-item>
                  <text:list-item>
                    <text:p text:style-name="P38"><text:a xlink:href="https://aules.edu.gva.es/fp/pluginfile.php/2631721/mod_resource/content/2/UD04%20-%20Implantació%20dun%20ERP%20en%20la%20empresa.pdf" office:target-frame-name="_top" xlink:show="replace"><text:span text:style-name="T39">Guia d’implantació d’Odoo en una empresa (material de classe)</text:span></text:a></text:p>
                  </text:list-item>
                  <text:list-item>
                    <text:p text:style-name="P40"><text:a xlink:href="https://www.odoo.com/es_ES/forum/ayuda-1/enable-developer-features-in-a-docker-container-dev-all-180506" office:target-frame-name="_top" xlink:show="replace"><text:span text:style-name="T41">Fòrum oficial d’Odoo</text:span></text:a></text:p>
                  </text:list-item>
                  <text:list-item>
                    <text:p text:style-name="P42"><text:a xlink:href="https://apps.odoo.com/apps/modules/category/Tutorial/browse" office:target-frame-name="_top" xlink:show="replace"><text:span text:style-name="T43">Més tutorials d’Odoo</text:span></text:a></text:p>
                  </text:list-item>
                  <text:list-item>
                    <text:p text:style-name="P44"><text:a xlink:href="https://youtu.be/aNFwHgS5kwk" office:target-frame-name="_top" xlink:show="replace"><text:span text:style-name="T45">Com canviar el tema en Odoo</text:span></text:a></text:p>
                  </text:list-item>
                  <text:list-item>
                    <text:p text:style-name="P46"><text:a xlink:href="https://emperove.gitbooks.io/fundamentos-de-desarrollo-odoo-10/content/capitulo-2.html" office:target-frame-name="_top" xlink:show="replace"><text:span text:style-name="T47">Com instal·lar mòduls que no provenen de fàbrica</text:span></text:a><text:span text:style-name="T48"><text:s/>-&gt; text</text:span></text:p>
                  </text:list-item>
                  <text:list-item>
                    <text:p text:style-name="P49"><text:a xlink:href="https://youtu.be/4lqvXaLLzU4" office:target-frame-name="_top" xlink:show="replace"><text:span text:style-name="T50">Com instal·lar mòduls que no provenen de fàbrica</text:span></text:a><text:span text:style-name="T51"><text:s/>-&gt;</text:span><text:span text:style-name="T52"><text:s/>vídeo<text:s/></text:span></text:p>
                  </text:list-item>
                  <text:list-item>
                    <text:p text:style-name="P53">Guia mòduls Odoo:</text:p>
                    <text:list text:continue-numbering="true">
                      <text:list-item>
                        <text:p text:style-name="P54"><text:a xlink:href="https://www.odoo.com/es_ES/app/ecommerce-features" office:target-frame-name="_top" xlink:show="replace"><text:span text:style-name="T55">Comerç elec</text:span><text:bookmark-start text:name="_Hlt85731867"/><text:bookmark-start text:name="_Hlt85731868"/><text:span text:style-name="T56">t</text:span><text:bookmark-end text:name="_Hlt85731867"/><text:bookmark-end text:name="_Hlt85731868"/><text:span text:style-name="T57">rònic</text:span></text:a></text:p>
                      </text:list-item>
                      <text:list-item>
                        <text:p text:style-name="P58"><text:a xlink:href="https://www.odoo.com/documentation/15.0/applications/websites/livechat/overview/get_started.html" office:target-frame-name="_top" xlink:show="replace"><text:span text:style-name="T59">Xat en directe</text:span></text:a></text:p>
                      </text:list-item>
                      <text:list-item>
                        <text:p text:style-name="P60"><text:a xlink:href="https://www.odoo.com/es_ES/app/events" office:target-frame-name="_top" xlink:show="replace"><text:span text:style-name="T61">Eve</text:span><text:bookmark-start text:name="_Hlt85732350"/><text:bookmark-start text:name="_Hlt85732351"/><text:span text:style-name="T62">n</text:span><text:bookmark-end text:name="_Hlt85732350"/><text:bookmark-end text:name="_Hlt85732351"/><text:span text:style-name="T63">ts</text:span></text:a></text:p>
                      </text:list-item>
                      <text:list-item>
                        <text:p text:style-name="P64"><text:a xlink:href="https://youtu.be/uxigh24-ky4" office:target-frame-name="_top" xlink:show="replace"><text:span text:style-name="T65">Blog</text:span></text:a></text:p>
                      </text:list-item>
                      <text:list-item>
                        <text:p text:style-name="P66"><text:a xlink:href="https://www.odoo.com/documentation/user/9.0/es/point_of_sale/overview/start.html" office:target-frame-name="_top" xlink:show="replace"><text:span text:style-name="T67">Punt de venda</text:span></text:a></text:p>
                      </text:list-item>
                      <text:list-item>
                        <text:p text:style-name="P68"><text:a xlink:href="https://www.sinerkia.com/odoo-email-marketing-guia-rapida/" office:target-frame-name="_top" xlink:show="replace"><text:span text:style-name="T69">Marketing per email</text:span></text:a></text:p>
                      </text:list-item>
                      <text:list-item>
                        <text:p text:style-name="P70"><text:a xlink:href="https://www.odoo.com/es_ES/app/timesheet" office:target-frame-name="_top" xlink:show="replace"><text:span text:style-name="T71">Part d’hores</text:span></text:a></text:p>
                      </text:list-item>
                    </text:list>
                  </text:list-item>
                </text:list>
              </text:list-item>
              <text:list-item>
                <text:p text:style-name="P72">Docker-Compose:</text:p>
                <text:list text:continue-numbering="true">
                  <text:list-item>
                    <text:p text:style-name="P73"><text:a xlink:href="https://docs.docker.com/compose/install/" office:target-frame-name="_top" xlink:show="replace"><text:span text:style-name="T74">Instal·lació de<text:s/></text:span><text:bookmark-start text:name="_Hlt83826882"/><text:bookmark-start text:name="_Hlt83826883"/><text:span text:style-name="T75">D</text:span><text:bookmark-end text:name="_Hlt83826882"/><text:bookmark-end text:name="_Hlt83826883"/><text:span text:style-name="T76">ocker Compose</text:span></text:a></text:p>
                  </text:list-item>
                  <text:list-item>
                    <text:p text:style-name="P77"><text:a xlink:href="https://devhints.io/docker-compose" office:target-frame-name="_top" xlink:show="replace"><text:span text:style-name="T78">Chea</text:span><text:bookmark-start text:name="_Hlt83826843"/><text:bookmark-start text:name="_Hlt83826844"/><text:span text:style-name="T79">t</text:span><text:bookmark-end text:name="_Hlt83826843"/><text:bookmark-end text:name="_Hlt83826844"/><text:span text:style-name="T80">sheet Docker Compose</text:span></text:a></text:p>
                  </text:list-item>
                </text:list>
              </text:list-item>
              <text:list-item>
                <text:p text:style-name="P81">Git/Github</text:p>
                <text:list text:continue-numbering="true">
                  <text:list-item>
                    <text:p text:style-name="P82"><text:a xlink:href="https://git-scm.com/doc" office:target-frame-name="_top" xlink:show="replace"><text:span text:style-name="T83">Documentació oficial de Git</text:span></text:a><text:s/></text:p>
                  </text:list-item>
                  <text:list-item>
                    <text:p text:style-name="P84"><text:a xlink:href="https://docs.github.com/es" office:target-frame-name="_top" xlink:show="replace"><text:span text:style-name="T85">Documentació oficial de GitHub</text:span></text:a></text:p>
                  </text:list-item>
                  <text:list-item>
                    <text:p text:style-name="P86"><text:a xlink:href="https://www.digitalocean.com/community/tutorials/how-to-install-git-on-ubuntu-20-04-es" office:target-frame-name="_top" xlink:show="replace"><text:span text:style-name="T87">Instalació de Git a Ubuntu 20.04</text:span></text:a></text:p>
                  </text:list-item>
                  <text:list-item>
                    <text:p text:style-name="P88"><text:a xlink:href="https://www.youtube.com/watch?v=oV0spTF71AI&amp;ab_channel=solvetic.com" office:target-frame-name="_top" xlink:show="replace"><text:span text:style-name="T89">Tutorial guiat de la<text:s/></text:span><text:span text:style-name="T90">instalaciò de Git a Ubuntu 20.04</text:span></text:a></text:p>
                  </text:list-item>
                  <text:list-item>
                    <text:p text:style-name="P91"><text:a xlink:href="https://www.youtube.com/watch?v=hWglK8nWh60&amp;ab_channel=Bluuweb" office:target-frame-name="_top" xlink:show="replace"><text:span text:style-name="T92">Tutorial de Git amb GitHub</text:span></text:a></text:p>
                  </text:list-item>
                  <text:list-item>
                    <text:p text:style-name="P93"><text:a xlink:href="https://education.github.com/git-cheat-sheet-education.pdf" office:target-frame-name="_top" xlink:show="replace"><text:span text:style-name="T94">Cheatsheets Git</text:span></text:a></text:p>
                  </text:list-item>
                </text:list>
              </text:list-item>
            </text:list>
            <text:p text:style-name="P95"/>
          </table:table-cell>
        </table:table-row>
        <table:table-row table:style-name="TableRow96">
          <table:covered-table-cell>
            <text:p text:style-name="P97"/>
          </table:covered-table-cell>
        </table:table-row>
        <table:table-row table:style-name="TableRow98">
          <table:covered-table-cell>
            <text:p text:style-name="P99"/>
          </table:covered-table-cell>
        </table:table-row>
        <table:table-row table:style-name="TableRow100">
          <table:covered-table-cell>
            <text:p text:style-name="P101"/>
          </table:covered-table-cell>
        </table:table-row>
        <table:table-row table:style-name="TableRow102">
          <table:covered-table-cell>
            <text:p text:style-name="P103"/>
          </table:covered-table-cell>
        </table:table-row>
      </table:table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0-21T14:56:00Z</meta:creation-date>
    <dc:date>2021-10-21T16:17:00Z</dc:date>
    <meta:template xlink:href="Normal" xlink:type="simple"/>
    <meta:editing-cycles>20</meta:editing-cycles>
    <meta:editing-duration>PT3840S</meta:editing-duration>
    <meta:document-statistic meta:page-count="2" meta:paragraph-count="4" meta:word-count="378" meta:character-count="2459" meta:row-count="17" meta:non-whitespace-character-count="2085"/>
  </office:meta>
</office:document-meta>
</file>